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Function to calculate the helix spiral with scaling of energy nodes</text:p>
      <text:p text:style-name="Standard">function [x, y, z, labels] = collatz_helix_energy(start, max_steps)</text:p>
      <text:p text:style-name="Standard"><text:s text:c="2"/>x = [];</text:p>
      <text:p text:style-name="Standard"><text:s text:c="2"/>y = [];</text:p>
      <text:p text:style-name="Standard"><text:s text:c="2"/>z = [];</text:p>
      <text:p text:style-name="Standard"><text:s text:c="2"/>labels = {};</text:p>
      <text:p text:style-name="Standard"><text:s text:c="2"/>current_number = start;</text:p>
      <text:p text:style-name="Standard"><text:s text:c="2"/>step = 0;</text:p>
      <text:p text:style-name="Standard"><text:s text:c="2"/>octave = 0;</text:p>
      <text:p text:style-name="Standard"/>
      <text:p text:style-name="Standard"><text:s text:c="2"/>while current_number != 1 &amp;&amp; step &lt; max_steps</text:p>
      <text:p text:style-name="Standard"><text:s text:c="4"/># Calculate Collatz transformation</text:p>
      <text:p text:style-name="Standard"><text:s text:c="4"/>if mod(current_number, 2) == 0</text:p>
      <text:p text:style-name="Standard"><text:s text:c="6"/>next_number = current_number / 2;</text:p>
      <text:p text:style-name="Standard"><text:s text:c="4"/>else</text:p>
      <text:p text:style-name="Standard"><text:s text:c="6"/>next_number = 3 * current_number + 1;</text:p>
      <text:p text:style-name="Standard"><text:s text:c="4"/>endif</text:p>
      <text:p text:style-name="Standard"/>
      <text:p text:style-name="Standard"><text:s text:c="4"/># Calculate helix position</text:p>
      <text:p text:style-name="Standard"><text:s text:c="4"/>angle = (current_number % 9) * (2 * pi / 9); <text:s/># Harmonic node angle</text:p>
      <text:p text:style-name="Standard"><text:s text:c="4"/>radius = octave + 1; <text:s/># Current field radius</text:p>
      <text:p text:style-name="Standard"><text:s text:c="4"/>z_pos = step; <text:s/># Vertical position</text:p>
      <text:p text:style-name="Standard"><text:s text:c="4"/>x_pos = radius * cos(angle);</text:p>
      <text:p text:style-name="Standard"><text:s text:c="4"/>y_pos = radius * sin(angle);</text:p>
      <text:p text:style-name="Standard"/>
      <text:p text:style-name="Standard"><text:s text:c="4"/># Append current point</text:p>
      <text:p text:style-name="Standard"><text:s text:c="4"/>x = [x, x_pos];</text:p>
      <text:p text:style-name="Standard"><text:s text:c="4"/>y = [y, y_pos];</text:p>
      <text:p text:style-name="Standard"><text:s text:c="4"/>z = [z, z_pos];</text:p>
      <text:p text:style-name="Standard"><text:s text:c="4"/>labels = [labels, num2str(current_number)]; <text:s/># Label with current energy node</text:p>
      <text:p text:style-name="Standard"/>
      <text:p text:style-name="Standard"><text:s text:c="4"/># Update for next step</text:p>
      <text:p text:style-name="Standard"><text:s text:c="4"/>current_number = next_number;</text:p>
      <text:p text:style-name="Standard"><text:s text:c="4"/>step += 1;</text:p>
      <text:p text:style-name="Standard"/>
      <text:p text:style-name="Standard"><text:s text:c="4"/># Move to next octave if number exceeds field size</text:p>
      <text:p text:style-name="Standard"><text:s text:c="4"/>if current_number &gt; 9</text:p>
      <text:p text:style-name="Standard"><text:s text:c="6"/>octave += 1;</text:p>
      <text:p text:style-name="Standard"><text:s text:c="4"/>endif</text:p>
      <text:p text:style-name="Standard"><text:s text:c="2"/>endwhile</text:p>
      <text:p text:style-name="Standard">endfunction</text:p>
      <text:p text:style-name="Standard"/>
      <text:p text:style-name="Standard"># Main script: Generate the helix spiral for numbers 1 to 10</text:p>
      <text:p text:style-name="Standard">figure;</text:p>
      <text:p text:style-name="Standard">hold on;</text:p>
      <text:p text:style-name="Standard"/>
      <text:p text:style-name="Standard">for start = 1:10</text:p>
      <text:p text:style-name="Standard"><text:s text:c="2"/>[x, y, z, labels] = collatz_helix_energy(start, 100); <text:s/># Max steps = 100</text:p>
      <text:p text:style-name="Standard"><text:s text:c="2"/>plot3(x, y, z, '-o', 'LineWidth', 1.5); <text:s/># Connect points</text:p>
      <text:p text:style-name="Standard"><text:soft-page-break/><text:s text:c="2"/>for i = 1:length(x)</text:p>
      <text:p text:style-name="Standard"><text:s text:c="4"/>text(x(i), y(i), z(i), labels{i}, "fontsize", 10); <text:s/># Label points</text:p>
      <text:p text:style-name="Standard"><text:s text:c="2"/>endfor</text:p>
      <text:p text:style-name="Standard">endfor</text:p>
      <text:p text:style-name="Standard"/>
      <text:p text:style-name="Standard"># Format plot</text:p>
      <text:p text:style-name="Standard">title("Collatz Helix Spiral with Energy Scaling");</text:p>
      <text:p text:style-name="Standard">xlabel("X-axis");</text:p>
      <text:p text:style-name="Standard">ylabel("Y-axis");</text:p>
      <text:p text:style-name="Standard">zlabel("Z-axis");</text:p>
      <text:p text:style-name="Standard">grid on;</text:p>
      <text:p text:style-name="Standard">hold off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02:22:56.870796966</meta:creation-date>
    <dc:date>2025-01-17T02:23:11.182012704</dc:date>
    <meta:editing-duration>PT14S</meta:editing-duration>
    <meta:editing-cycles>1</meta:editing-cycles>
    <meta:document-statistic meta:table-count="0" meta:image-count="0" meta:object-count="0" meta:page-count="2" meta:paragraph-count="53" meta:word-count="244" meta:character-count="1519" meta:non-whitespace-character-count="1189"/>
    <meta:generator>LibreOffice/24.2.7.2$Linux_X86_64 LibreOffice_project/420$Build-2</meta:generator>
  </office:meta>
</office:document-meta>
</file>